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4CBB3B5809D655C5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9.103cm" svg:x="0cm" svg:y="2.328cm">
          <draw:image xlink:href="Pictures/10000000000004B20000044CBB3B5809D655C5FE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.397cm" svg:y="14.097cm">
          <text:p text:style-name="P2">Search A</text:p>
          <text:p text:style-name="P2">Column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2.319cm" svg:y="0.708cm">
          <text:p text:style-name="P2">Open</text:p>
          <text:p text:style-name="P2">Ex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29.11cm" svg:y="16.645cm">
          <text:p text:style-name="P2">View Record</text:p>
          <draw:enhanced-geometry svg:viewBox="0 0 21600 21600" draw:glue-points="10800 0 0 10800 10800 21600 21600 10800 ?f40 ?f41" draw:text-areas="0 0 21600 21600" draw:type="rectangular-callout" draw:modifiers="-8755.77889447236 -34870.2410231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5.621cm" svg:y="6.186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.47cm" svg:y="26.498cm">
          <text:p text:style-name="P2">Select An</text:p>
          <text:p text:style-name="P2">Item</text:p>
          <draw:enhanced-geometry svg:viewBox="0 0 21600 21600" draw:glue-points="10800 0 0 10800 10800 21600 21600 10800 ?f40 ?f41" draw:text-areas="0 0 21600 21600" draw:type="rectangular-callout" draw:modifiers="26820.9045226131 -14913.1613467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.524cm" svg:y="18.93cm">
          <text:p text:style-name="P2">Select ALL</text:p>
          <text:p text:style-name="P2">Items</text:p>
          <draw:enhanced-geometry svg:viewBox="0 0 21600 21600" draw:glue-points="10800 0 0 10800 10800 21600 21600 10800 ?f40 ?f41" draw:text-areas="0 0 21600 21600" draw:type="rectangular-callout" draw:modifiers="25742.7135678392 35530.91386095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23.241cm" svg:y="1.396cm">
          <text:p text:style-name="P2">Action Buttons</text:p>
          <draw:enhanced-geometry svg:viewBox="0 0 21600 21600" draw:glue-points="10800 0 0 10800 10800 21600 21600 10800 ?f40 ?f41" draw:text-areas="0 0 21600 21600" draw:type="rectangular-callout" draw:modifiers="19667.9396984925 50562.9119527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28.321cm" svg:y="25.653cm">
          <text:p text:style-name="P2">Record Controls</text:p>
          <draw:enhanced-geometry svg:viewBox="0 0 21600 21600" draw:glue-points="10800 0 0 10800 10800 21600 21600 10800 ?f40 ?f41" draw:text-areas="0 0 21600 21600" draw:type="rectangular-callout" draw:modifiers="-5825.1256281407 39035.12051155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969cm" svg:height="2.794cm" svg:x="29.645cm" svg:y="21.716cm">
          <text:p text:style-name="P2">Select</text:p>
          <text:p text:style-name="P2">Columns to</text:p>
          <text:p text:style-name="P2">Display</text:p>
          <draw:enhanced-geometry svg:viewBox="0 0 21600 21600" draw:glue-points="10800 0 0 10800 10800 21600 21600 10800 ?f40 ?f41" draw:text-areas="0 0 21600 21600" draw:type="rectangular-callout" draw:modifiers="-10698.6934673367 -1777.45974955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969cm" svg:height="2.794cm" svg:x="9.271cm" svg:y="31.115cm">
          <text:p text:style-name="P2">Number of</text:p>
          <text:p text:style-name="P2">Items to</text:p>
          <text:p text:style-name="P2">Display</text:p>
          <draw:enhanced-geometry svg:viewBox="0 0 21600 21600" draw:glue-points="10800 0 0 10800 10800 21600 21600 10800 ?f40 ?f41" draw:text-areas="0 0 21600 21600" draw:type="rectangular-callout" draw:modifiers="26817.2864321608 -12202.6475849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26T13:40:14.062174560</dc:date>
    <meta:editing-duration>P1DT4H15M38S</meta:editing-duration>
    <meta:editing-cycles>43</meta:editing-cycles>
    <meta:generator>LibreOffice/6.0.6.2$Linux_X86_64 LibreOffice_project/00m0$Build-2</meta:generator>
    <meta:document-statistic meta:object-count="11"/>
  </office:meta>
</office:document-meta>
</file>